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21: <text:span text:style-name="T33">Model Predicates</text:span></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22: Custom Bow</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23: Events</text:h>
      <text:p text:style-name="P113">Video: </text:p>
      <text:p text:style-name="P1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6T22:43:59.406273000</dc:date>
    <meta:editing-duration>P1DT7H51M55S</meta:editing-duration>
    <meta:editing-cycles>44</meta:editing-cycles>
    <meta:document-statistic meta:table-count="68" meta:image-count="4" meta:object-count="0" meta:page-count="45" meta:paragraph-count="324" meta:word-count="4978" meta:character-count="57818" meta:non-whitespace-character-count="47574"/>
  </office:meta>
</office:document-meta>
</file>